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Стем</text:p>
          </table:table-cell>
          <table:table-cell table:style-name="ce1" office:value-type="string">
            <text:p>Суммарная частота по всем документам</text:p>
          </table:table-cell>
          <table:table-cell table:style-name="ce1" office:value-type="string">
            <text:p>Стем</text:p>
          </table:table-cell>
          <table:table-cell table:style-name="ce1" office:value-type="string">
            <text:p>Суммарная частота по всем документам</text:p>
          </table:table-cell>
        </table:table-row>
        <table:table-row table:style-name="ro1">
          <table:table-cell/>
          <table:table-cell office:value-type="string">
            <text:p>работ</text:p>
          </table:table-cell>
          <table:table-cell office:value-type="string">
            <text:p><text:s/>324</text:p>
          </table:table-cell>
          <table:table-cell office:value-type="string">
            <text:p>вид</text:p>
          </table:table-cell>
          <table:table-cell office:value-type="string">
            <text:p><text:s/>3456</text:p>
          </table:table-cell>
        </table:table-row>
        <table:table-row table:style-name="ro3">
          <table:table-cell/>
          <table:table-cell office:value-type="string">
            <text:p>дополнительн</text:p>
          </table:table-cell>
          <table:table-cell office:value-type="string">
            <text:p><text:s/>162</text:p>
          </table:table-cell>
          <table:table-cell office:value-type="string">
            <text:p>образован</text:p>
          </table:table-cell>
          <table:table-cell office:value-type="string">
            <text:p><text:s/>270</text:p>
          </table:table-cell>
        </table:table-row>
        <table:table-row table:style-name="ro3">
          <table:table-cell/>
          <table:table-cell office:value-type="string">
            <text:p>служб</text:p>
          </table:table-cell>
          <table:table-cell office:value-type="string">
            <text:p><text:s/>54</text:p>
          </table:table-cell>
          <table:table-cell office:value-type="string">
            <text:p>бюджетн</text:p>
          </table:table-cell>
          <table:table-cell office:value-type="string">
            <text:p><text:s/>54</text:p>
          </table:table-cell>
        </table:table-row>
        <table:table-row table:style-name="ro3">
          <table:table-cell/>
          <table:table-cell office:value-type="string">
            <text:p>институт</text:p>
          </table:table-cell>
          <table:table-cell office:value-type="string">
            <text:p><text:s/>54</text:p>
          </table:table-cell>
          <table:table-cell office:value-type="string">
            <text:p>соответств</text:p>
          </table:table-cell>
          <table:table-cell office:value-type="string">
            <text:p><text:s/>12798</text:p>
          </table:table-cell>
        </table:table-row>
        <table:table-row table:style-name="ro3">
          <table:table-cell/>
          <table:table-cell office:value-type="string">
            <text:p>отношен</text:p>
          </table:table-cell>
          <table:table-cell office:value-type="string">
            <text:p><text:s/>3186</text:p>
          </table:table-cell>
          <table:table-cell office:value-type="string">
            <text:p>одн</text:p>
          </table:table-cell>
          <table:table-cell office:value-type="string">
            <text:p><text:s/>3618</text:p>
          </table:table-cell>
        </table:table-row>
        <table:table-row table:style-name="ro3">
          <table:table-cell/>
          <table:table-cell office:value-type="string">
            <text:p>повышен</text:p>
          </table:table-cell>
          <table:table-cell office:value-type="string">
            <text:p><text:s/>54</text:p>
          </table:table-cell>
          <table:table-cell office:value-type="string">
            <text:p>бол</text:p>
          </table:table-cell>
          <table:table-cell office:value-type="string">
            <text:p><text:s/>1836</text:p>
          </table:table-cell>
        </table:table-row>
        <table:table-row table:style-name="ro1">
          <table:table-cell/>
          <table:table-cell office:value-type="string">
            <text:p>налогов</text:p>
          </table:table-cell>
          <table:table-cell office:value-type="string">
            <text:p><text:s/>27648</text:p>
          </table:table-cell>
          <table:table-cell office:value-type="string">
            <text:p>может</text:p>
          </table:table-cell>
          <table:table-cell office:value-type="string">
            <text:p><text:s/>702</text:p>
          </table:table-cell>
        </table:table-row>
        <table:table-row table:style-name="ro3">
          <table:table-cell/>
          <table:table-cell office:value-type="string">
            <text:p>прав</text:p>
          </table:table-cell>
          <table:table-cell office:value-type="string">
            <text:p><text:s/>2916</text:p>
          </table:table-cell>
          <table:table-cell office:value-type="string">
            <text:p>федеральн</text:p>
          </table:table-cell>
          <table:table-cell office:value-type="string">
            <text:p><text:s/>21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.05.2013</text:date>, <text:time>21:50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21:50:03.77</dc:date>
    <meta:document-statistic meta:table-count="1" meta:cell-count="36" meta:object-count="0"/>
    <meta:generator>OpenOffice.org/3.4.1$Win32 OpenOffice.org_project/341m1$Build-9593</meta:generator>
  </office:meta>
</office:document-meta>
</file>